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27A33B3CC73.png" manifest:media-type="image/png"/>
  <manifest:file-entry manifest:full-path="Pictures/1000DDB700005360000042EFB96DFFAB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625cm" fo:min-width="23.63cm"/>
    </style:style>
    <style:style style:name="gr2" style:family="graphic" style:parent-style-name="standard">
      <style:graphic-properties draw:fill="solid" draw:fill-color="#004586" draw:textarea-horizontal-align="justify" draw:textarea-vertical-align="middle" draw:auto-grow-height="false" fo:min-height="2.168cm" fo:min-width="1.917cm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 fo:min-height="2.168cm" fo:min-width="1.918cm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7cm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 fo:min-height="2.168cm" fo:min-width="1.918cm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8cm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 fo:min-height="0.633cm" fo:min-width="1.435cm"/>
    </style:style>
    <style:style style:name="gr8" style:family="graphic" style:parent-style-name="standard">
      <style:graphic-properties draw:fill="solid" draw:fill-color="#663300" draw:textarea-horizontal-align="justify" draw:textarea-vertical-align="middle" draw:auto-grow-height="false" fo:min-height="2.167cm" fo:min-width="1.918cm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 fo:min-height="2.168cm" fo:min-width="1.91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5.87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7cm" svg:height="2.418cm" svg:x="5.967cm" svg:y="2.90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8cm" svg:height="2.418cm" svg:x="9.588cm" svg:y="6.153cm">
          <text:p text:style-name="P1">SIG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7cm" svg:height="2.418cm" svg:x="3.37cm" svg:y="2.905cm">
          <text:p text:style-name="P1">WSRV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418cm" svg:height="2.418cm" svg:x="8.742cm" svg:y="2.905cm">
          <text:p text:style-name="P1">C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418cm" svg:height="2.418cm" svg:x="4.297cm" svg:y="11.088cm">
          <text:p text:style-name="P1">WAP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418cm" svg:height="2.418cm" svg:x="10.525cm" svg:y="11.087cm">
          <text:p text:style-name="P1">WAPP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34cm" svg:height="1.934cm" svg:x="2.603cm" svg:y="6.246cm">
          <text:p text:style-name="P1">DB</text:p>
          <draw:enhanced-geometry svg:viewBox="0 0 88 21600" draw:glue-points="44 ?f6 44 0 0 10800 44 21600 88 10800" draw:text-areas="0 ?f6 88 ?f3" draw:type="can" draw:modifiers="7829.043683589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2.418cm" svg:height="2.417cm" svg:x="12.628cm" svg:y="6.154cm">
          <text:p text:style-name="P1">GW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17cm" svg:height="2.418cm" svg:x="15.668cm" svg:y="6.154cm">
          <text:p text:style-name="P1">SIG2</text:p>
          <draw:enhanced-geometry svg:viewBox="0 0 21600 21600" draw:type="rectangle" draw:enhanced-path="M 0 0 L 21600 0 21600 21600 0 21600 0 0 Z N"/>
        </draw:custom-shape>
        <draw:frame draw:style-name="gr10" draw:text-style-name="P1" xml:id="id1" draw:id="id1" draw:layer="layout" svg:width="2.817cm" svg:height="2.817cm" svg:x="2.27cm" svg:y="13.506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frame draw:style-name="gr10" draw:text-style-name="P1" xml:id="id3" draw:id="id3" draw:layer="layout" svg:width="2.817cm" svg:height="2.817cm" svg:x="13.065cm" svg:y="13.863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frame draw:style-name="gr10" draw:text-style-name="P1" xml:id="id2" draw:id="id2" draw:layer="layout" svg:width="2.602cm" svg:height="3.681cm" svg:x="5.778cm" svg:y="5.6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  <draw:glue-point draw:id="4" svg:x="3.481cm" svg:y="5.001cm"/>
          <draw:glue-point draw:id="5" svg:x="-1.398cm" svg:y="5.001cm"/>
          <draw:glue-point draw:id="6" svg:x="5cm" svg:y="-2.078cm"/>
          <draw:glue-point draw:id="7" svg:x="5cm" svg:y="1.371cm"/>
        </draw:frame>
        <draw:frame draw:style-name="gr10" draw:text-style-name="P1" xml:id="id5" draw:id="id5" draw:layer="layout" svg:width="3.116cm" svg:height="2.502cm" svg:x="21.63cm" svg:y="9.293cm">
          <draw:image xlink:href="Pictures/1000DDB700005360000042EFB96DFFAB.svg" xlink:type="simple" xlink:show="embed" xlink:actuate="onLoad">
            <text:p/>
          </draw:image>
          <draw:image xlink:href="Pictures/10000201000003150000027A33B3CC73.png" xlink:type="simple" xlink:show="embed" xlink:actuate="onLoad"/>
        </draw:frame>
        <draw:custom-shape draw:style-name="gr6" draw:text-style-name="P1" draw:layer="layout" svg:width="2.418cm" svg:height="2.418cm" svg:x="19.415cm" svg:y="4.175cm">
          <text:p text:style-name="P1">APP</text:p>
          <draw:enhanced-geometry svg:viewBox="0 0 21600 21600" draw:type="rectangle" draw:enhanced-path="M 0 0 L 21600 0 21600 21600 0 21600 0 0 Z N"/>
        </draw:custom-shape>
        <draw:frame draw:style-name="gr10" draw:text-style-name="P1" xml:id="id4" draw:id="id4" draw:layer="layout" svg:width="2.817cm" svg:height="2.817cm" svg:x="21.955cm" svg:y="2.628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connector draw:style-name="gr11" draw:text-style-name="P1" draw:layer="layout" draw:type="curve" svg:x1="3.678cm" svg:y1="13.506cm" svg:x2="6.716cm" svg:y2="9.32cm" draw:start-shape="id1" draw:end-shape="id2" draw:end-glue-point="5" svg:d="M3678 13506c0-3138 3038-1045 3038-4186" svg:viewBox="0 0 3039 4187">
          <text:p/>
        </draw:connector>
        <draw:connector draw:style-name="gr11" draw:text-style-name="P1" draw:layer="layout" draw:type="curve" svg:x1="7.984cm" svg:y1="9.32cm" svg:x2="14.473cm" svg:y2="13.863cm" draw:start-shape="id2" draw:start-glue-point="4" draw:end-shape="id3" svg:d="M7984 9320c0 3408 6489 1137 6489 4543" svg:viewBox="0 0 6490 4544">
          <text:p/>
        </draw:connector>
        <draw:connector draw:style-name="gr11" draw:text-style-name="P1" draw:layer="layout" draw:type="curve" svg:x1="8.38cm" svg:y1="6.716cm" svg:x2="23.363cm" svg:y2="5.445cm" draw:start-shape="id2" draw:start-glue-point="6" draw:end-shape="id4" draw:end-glue-point="2" svg:d="M8380 6716c9989 0 14983-423 14983-1271" svg:viewBox="0 0 14984 1272">
          <text:p/>
        </draw:connector>
        <draw:connector draw:style-name="gr11" draw:text-style-name="P1" draw:layer="layout" draw:type="curve" svg:x1="8.38cm" svg:y1="7.984cm" svg:x2="23.188cm" svg:y2="9.293cm" draw:start-shape="id2" draw:start-glue-point="7" draw:end-shape="id5" draw:end-glue-point="0" svg:d="M8380 7984c9872 0 14808 436 14808 1309" svg:viewBox="0 0 14809 13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9:16:34.234373912</meta:creation-date>
    <dc:date>2015-05-27T21:25:37.088669548</dc:date>
    <meta:editing-duration>PT31M9S</meta:editing-duration>
    <meta:editing-cycles>4</meta:editing-cycles>
    <meta:generator>LibreOffice/4.3.3.2$Linux_X86_64 LibreOffice_project/430m0$Build-2</meta:generator>
    <meta:document-statistic meta:object-count="20"/>
  </office:meta>
</office:document-meta>
</file>